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060" officeooo:paragraph-rsid="00101060"/>
    </style:style>
    <style:style style:name="P2" style:family="paragraph" style:parent-style-name="Standard">
      <style:text-properties officeooo:rsid="001089c2" officeooo:paragraph-rsid="001089c2"/>
    </style:style>
    <style:style style:name="P3" style:family="paragraph" style:parent-style-name="Standard">
      <style:text-properties officeooo:rsid="00128836" officeooo:paragraph-rsid="00128836"/>
    </style:style>
    <style:style style:name="P4" style:family="paragraph" style:parent-style-name="Standard">
      <style:text-properties officeooo:rsid="00130bb9" officeooo:paragraph-rsid="00130bb9"/>
    </style:style>
    <style:style style:name="P5" style:family="paragraph" style:parent-style-name="Standard">
      <style:text-properties officeooo:rsid="00128836" officeooo:paragraph-rsid="00128836"/>
    </style:style>
    <style:style style:name="P6" style:family="paragraph" style:parent-style-name="Standard">
      <style:text-properties officeooo:rsid="00141d09" officeooo:paragraph-rsid="00141d09"/>
    </style:style>
    <style:style style:name="P7" style:family="paragraph" style:parent-style-name="Standard">
      <style:text-properties officeooo:rsid="001089c2" officeooo:paragraph-rsid="001089c2"/>
    </style:style>
    <style:style style:name="P8" style:family="paragraph" style:parent-style-name="Standard">
      <style:text-properties officeooo:rsid="00130bb9" officeooo:paragraph-rsid="00130bb9"/>
    </style:style>
    <style:style style:name="P9" style:family="paragraph" style:parent-style-name="Standard">
      <style:text-properties officeooo:rsid="0014f56d" officeooo:paragraph-rsid="0014f56d"/>
    </style:style>
    <style:style style:name="T1" style:family="text">
      <style:text-properties officeooo:rsid="00101060"/>
    </style:style>
    <style:style style:name="T2" style:family="text">
      <style:text-properties officeooo:rsid="00141d09"/>
    </style:style>
    <style:style style:name="T3" style:family="text">
      <style:text-properties officeooo:rsid="00128836"/>
    </style:style>
    <style:style style:name="T4" style:family="text">
      <style:text-properties officeooo:rsid="0014f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mbien se puede crear un usuario con <text:span text:style-name="T2">sudo</text:span> useradd “nombre Usuario"</text:p>
      <text:p text:style-name="P4">y despues de crearlo poner sudo -passwd “nombre Usuario”</text:p>
      <text:p text:style-name="P9">sudo – nombreUsuario</text:p>
      <text:p text:style-name="P9">bash</text:p>
      <text:p text:style-name="P9"/>
      <text:p text:style-name="P9">______________</text:p>
      <text:p text:style-name="P9">buscar diferencias entre chgrp y chown</text:p>
      <text:p text:style-name="P9">_______</text:p>
      <text:p text:style-name="P1">1. Usuarios y grupos</text:p>
      <text:p text:style-name="P1"><text:tab/>- Entro en el SuperUsuario (sudo su)</text:p>
      <text:p text:style-name="P1"><text:tab/>- Crea un usuario llamado “estudiante1” (adduser estudiante1)</text:p>
      <text:p text:style-name="Standard"><text:tab/>- <text:span text:style-name="T1">Crea un grupo llamado “clase” (addgroup clase)</text:span></text:p>
      <text:p text:style-name="Standard">- <text:span text:style-name="T1">Añade “estudiante1” al grupo clase (sudo usermod -aG clase estudiante1)</text:span></text:p>
      <text:p text:style-name="Standard"><text:tab/></text:p>
      <text:p text:style-name="P2"/>
      <text:p text:style-name="P2">2. Permisos de archivos</text:p>
      <text:p text:style-name="P2"><text:tab/>- Crear un usuario llamado “estudiante2” (adduser estudiante2)</text:p>
      <text:p text:style-name="P2"><text:tab/>- Crear archivo llamado “archivo_clase.txt” (touch archivo_clase.txt)</text:p>
      <text:p text:style-name="P2"><text:tab/>- Cambiar el grupo propietario del archivo a “clase” (sudo chown :clase archivo_clase.txt)</text:p>
      <text:p text:style-name="P3"/>
      <text:p text:style-name="P3">3. Cambiar entre usuarios</text:p>
      <text:p text:style-name="P3"><text:tab/>- Cambia a la cuenta de estudiante2 “su – estudiante2”</text:p>
      <text:p text:style-name="P3"><text:tab/>- Intenta leer “archivo_clase.txt” (Si me deja)</text:p>
      <text:p text:style-name="P3"><text:tab/>-Intenta escribir en el “archivo_clase.txt” (no me deja)</text:p>
      <text:p text:style-name="P3"/>
      <text:p text:style-name="P3">4. Elimina usuarios y grupos</text:p>
      <text:p text:style-name="P3"><text:tab/>- Elimina el usuario “estudiante1” ( sudo pkill -u estudiante<text:span text:style-name="T2">1 // </text:span>sudo userdel -r estudiante1)</text:p>
      <text:p text:style-name="P3"><text:tab/>-Elimina el grupo “clase” (sudo groupdel clase)</text:p>
      <text:p text:style-name="P3"/>
      <text:p text:style-name="P6">El comando ( s<text:span text:style-name="T3">udo pkill -u estudiante</text:span>1 ) <text:s/>borra todos los subprocesos del usuario y después </text:p>
      <text:p text:style-name="P6">uso el comando userdel para borrarlo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26" meta:word-count="178" meta:character-count="1180" meta:non-whitespace-character-count="1011"/>
  </office:meta>
</office:document-meta>
</file>